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T4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5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T6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7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T8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9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10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11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T12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13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T14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15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16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17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P18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P19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P20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P21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22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23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24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25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26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27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28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29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0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T31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32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3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34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5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36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7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38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39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40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41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42" style:parent-style-name="Normal" style:list-style-name="LFO1" style:family="paragraph">
      <style:paragraph-properties fo:margin-bottom="0in" fo:line-height="100%" fo:margin-left="0.6562in" fo:background-color="#FFFFFF">
        <style:tab-stops>
          <style:tab-stop style:type="left" style:position="-0.1562in"/>
        </style:tab-stops>
      </style:paragraph-properties>
    </style:style>
    <style:style style:name="T43" style:parent-style-name="DefaultParagraphFont" style:family="text">
      <style:text-properties style:font-name="Roboto" style:font-name-asian="Times New Roman" style:font-name-complex="Times New Roman" fo:color="#444444" style:letter-kerning="false" fo:font-size="10.5pt" style:font-size-asian="10.5pt" style:font-size-complex="10.5pt" fo:language="en" fo:country="GB" style:language-asian="en" style:country-asian="SE"/>
    </style:style>
    <style:style style:name="P44" style:parent-style-name="Normal" style:family="paragraph">
      <style:paragraph-properties fo:margin-bottom="0in" fo:line-height="100%" fo:margin-left="0.6562in" fo:background-color="#FFFFFF">
        <style:tab-stops/>
      </style:paragraph-properties>
      <style:text-properties style:font-name="Roboto" style:font-name-asian="Times New Roman" style:font-name-complex="Times New Roman" fo:color="#444444" style:letter-kerning="false" fo:font-size="10.5pt" style:font-size-asian="10.5pt" style:font-size-complex="10.5pt" style:language-asian="en" style:country-asian="SE"/>
    </style:style>
    <style:style style:name="P45" style:parent-style-name="Normal" style:family="paragraph">
      <style:text-properties fo:language="en" fo:country="GB"/>
    </style:style>
  </office:automatic-styles>
  <office:body>
    <office:text text:use-soft-page-breaks="true">
      <text:p text:style-name="P1">Google<text:s/>classroom specification</text:p>
      <text:list text:style-name="LFO1" text:continue-numbering="true">
        <text:list-item>
          <text:p text:style-name="P2"><text:span text:style-name="T3">Set Classroom themes with<text:s/></text:span><text:span text:style-name="T4">our</text:span><text:span text:style-name="T5"><text:s/>colours<text:s/></text:span><text:span text:style-name="T6">and</text:span><text:span text:style-name="T7"><text:s/>logo</text:span><text:span text:style-name="T8">.</text:span></text:p>
        </text:list-item>
        <text:list-item>
          <text:p text:style-name="P9"><text:span text:style-name="T10">imbed</text:span><text:span text:style-name="T11"><text:s/>content</text:span><text:span text:style-name="T12">,</text:span><text:span text:style-name="T13"><text:s/>Google Forms survey</text:span><text:span text:style-name="T14">.</text:span></text:p>
        </text:list-item>
        <text:list-item>
          <text:p text:style-name="P15"><text:span text:style-name="T16">Imbed quizzes.</text:span></text:p>
        </text:list-item>
        <text:list-item>
          <text:p text:style-name="P17">Set permissions on whether students can make posts or comments (or mute individual students)</text:p>
        </text:list-item>
        <text:list-item>
          <text:p text:style-name="P18">Set permissions on which teachers can create and manage classrooms, or which schools within a district can use Google Classroom</text:p>
        </text:list-item>
        <text:list-item>
          <text:p text:style-name="P19">Hosting virtual classes with Google Meet</text:p>
        </text:list-item>
        <text:list-item>
          <text:p text:style-name="P20">Originality reports, which lets students scan their work for potential<text:s/>plagiarism.</text:p>
        </text:list-item>
        <text:list-item>
          <text:p text:style-name="P21"><text:span text:style-name="T22">Add ad on<text:s/></text:span></text:p>
        </text:list-item>
        <text:list-item>
          <text:p text:style-name="P23"><text:span text:style-name="T24">Automate the collection of Mobile<text:s/></text:span><text:span text:style-name="T25">numbers.</text:span></text:p>
        </text:list-item>
        <text:list-item>
          <text:p text:style-name="P26"><text:span text:style-name="T27">Create a leader<text:s/></text:span><text:span text:style-name="T28">board.</text:span></text:p>
        </text:list-item>
        <text:list-item>
          <text:p text:style-name="P29"><text:span text:style-name="T30">Integrated chat bot</text:span><text:span text:style-name="T31"><text:s/>with students</text:span></text:p>
        </text:list-item>
        <text:list-item>
          <text:p text:style-name="P32"><text:span text:style-name="T33">Auto grading to questions</text:span></text:p>
        </text:list-item>
        <text:list-item>
          <text:p text:style-name="P34"><text:span text:style-name="T35">Forum<text:s/></text:span></text:p>
        </text:list-item>
        <text:list-item>
          <text:p text:style-name="P36"><text:span text:style-name="T37">Payment System</text:span></text:p>
        </text:list-item>
        <text:list-item>
          <text:p text:style-name="P38"><text:span text:style-name="T39">Reward system for students</text:span></text:p>
        </text:list-item>
        <text:list-item>
          <text:p text:style-name="P40"><text:span text:style-name="T41">Automate welcome greetings to first users.</text:span></text:p>
        </text:list-item>
        <text:list-item>
          <text:p text:style-name="P42"><text:span text:style-name="T43">Send daily progress report to users.</text:span></text:p>
        </text:list-item>
      </text:list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mfort Yeboah</meta:initial-creator>
    <dc:creator>Comfort Yeboah</dc:creator>
    <meta:creation-date>2023-04-28T21:12:00Z</meta:creation-date>
    <dc:date>2023-04-29T08:47:00Z</dc:date>
    <meta:template xlink:href="Normal" xlink:type="simple"/>
    <meta:editing-cycles>2</meta:editing-cycles>
    <meta:editing-duration>PT41700S</meta:editing-duration>
    <meta:document-statistic meta:page-count="1" meta:paragraph-count="1" meta:word-count="110" meta:character-count="742" meta:row-count="5" meta:non-whitespace-character-count="633"/>
  </office:meta>
</office:document-meta>
</file>